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3.2854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B2_0</text:p>
          </table:table-cell>
          <table:table-cell office:value-type="string" calcext:value-type="string">
            <text:p>Victory A</text:p>
          </table:table-cell>
          <table:table-cell office:value-type="string" calcext:value-type="string">
            <text:p>Вікторі 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C_STAR_B2_0</text:p>
          </table:table-cell>
          <table:table-cell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2</text:p>
            <text:p>* Peak wavelength: 185.0 nm</text:p>
            <text:p>* Peak wavelength type: far UV</text:p>
            <text:p/>
            <text:p>Temperature zone data:</text:p>
            <text:p>* Hot zone   : &lt; 1.00e+12 m</text:p>
            <text:p>* Warm zone  :   1.00e+12 ... 3.49e+12 m</text:p>
            <text:p>* Temp. zone :   3.49e+12 ... 4.94e+12 m</text:p>
            <text:p>* Cold zone  :   4.94e+12 ... 7.54e+12 m</text:p>
            <text:p>* Icy zone   : &gt; 4.77e+13 m</text:p>
          </table:table-cell>
          <table:table-cell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2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Гаряча зона  : &lt; 1.00e+12 м</text:p>
            <text:p>* Тепла зона   :   1.00e+12 ... 3.49e+12 м</text:p>
            <text:p>* Помірна зона :   3.49e+12 ... 4.94e+12 м</text:p>
            <text:p>* Холодна зона :   4.94e+12 ... 7.54e+12 м</text:p>
            <text:p>* Крижана зона : &gt; 4.77e+13 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B2_0_SYSTEM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Віктор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B2_0_SYSTEM</text:p>
          </table:table-cell>
          <table:table-cell office:value-type="string" calcext:value-type="string">
            <text:p>A planetary system around the Victory A star.</text:p>
          </table:table-cell>
          <table:table-cell office:value-type="string" calcext:value-type="string">
            <text:p>Планетарна система зірки Вікторі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_PLANET_B</text:p>
          </table:table-cell>
          <table:table-cell office:value-type="string" calcext:value-type="string">
            <text:p>Victory b</text:p>
          </table:table-cell>
          <table:table-cell office:value-type="string" calcext:value-type="string">
            <text:p>Вікторі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_PLANET_B</text:p>
          </table:table-cell>
          <table:table-cell office:value-type="string" calcext:value-type="string">
            <text:p>Gas giant in Victory planetary system.</text:p>
          </table:table-cell>
          <table:table-cell office:value-type="string" calcext:value-type="string">
            <text:p>Газовий гігант у планетарній системі Вікторі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</text:p>
          </table:table-cell>
          <table:table-cell office:value-type="string" calcext:value-type="string">
            <text:p>Spark A</text:p>
          </table:table-cell>
          <table:table-cell office:value-type="string" calcext:value-type="string">
            <text:p>Спарк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</text:p>
          </table:table-cell>
          <table:table-cell office:value-type="string" calcext:value-type="string">
            <text:p>A red dwarf in the heart of the Moirai cluster.</text:p>
          </table:table-cell>
          <table:table-cell office:value-type="string" calcext:value-type="string">
            <text:p>Червоний карлик у самому серці кластеру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_SYSTEM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Спар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_SYSTEM</text:p>
          </table:table-cell>
          <table:table-cell office:value-type="string" calcext:value-type="string">
            <text:p>A planetary system around the Spark A star.</text:p>
          </table:table-cell>
          <table:table-cell office:value-type="string" calcext:value-type="string">
            <text:p>Планетарна система зірки Спарк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G1_0_1</text:p>
          </table:table-cell>
          <table:table-cell office:value-type="string" calcext:value-type="string">
            <text:p>Victory B</text:p>
          </table:table-cell>
          <table:table-cell office:value-type="string" calcext:value-type="string">
            <text:p>Вікторі 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C_STAR_G1_0_1</text:p>
          </table:table-cell>
          <table:table-cell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1</text:p>
            <text:p>* Peak wavelength: 545.0 nm</text:p>
            <text:p>* Peak wavelength type: visible</text:p>
            <text:p/>
            <text:p>Temperature zone data:</text:p>
            <text:p>* Hot zone   : &lt; 2.65e+10 m</text:p>
            <text:p>* Warm zone  :   2.65e+10 ... 9.23e+10 m</text:p>
            <text:p>* Temp. zone :   9.23e+10 ... 1.31e+11 m</text:p>
            <text:p>* Cold zone  :   1.31e+11 ... 1.99e+11 m</text:p>
            <text:p>* Icy zone   : &gt; 1.26e+12 m</text:p>
          </table:table-cell>
          <table:table-cell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1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Гаряча зона  : &lt; 2.65e+10 м</text:p>
            <text:p>* Тепла зона   :   2.65e+10 ... 9.23e+10 м</text:p>
            <text:p>* Помірна зона :   9.23e+10 ... 1.31e+11 м</text:p>
            <text:p>* Холодна зона :   1.31e+11 ... 1.99e+11 м</text:p>
            <text:p>* Крижана зона : &gt; 1.26e+12 м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4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9T22:46:28.307260580</dc:date>
    <meta:editing-duration>P1DT22H52M44S</meta:editing-duration>
    <meta:editing-cycles>47</meta:editing-cycles>
    <meta:generator>LibreOffice/7.4.5.1$Linux_X86_64 LibreOffice_project/9c0871452b3918c1019dde9bfac75448afc4b57f</meta:generator>
    <meta:document-statistic meta:table-count="1" meta:cell-count="126" meta:object-count="0"/>
  </office:meta>
</office:document-meta>
</file>